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20000011000000DF000000DF02C04BF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11000000DF000000DF02C04BF7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List1" table:style-name="ta1">
        <table:shapes>
          <draw:frame draw:z-index="0" draw:name="Convergence of FEM and XFEM methods" draw:style-name="gr1" svg:width="6.1673in" svg:height="3.9071in" svg:x="5.3661in" svg:y="0.7354in">
            <draw:object draw:notify-on-update-of-ranges="List1.E20:List1.E24 List1.B19:List1.B19 List1.C20:List1.C24 List1.E6:List1.E13 List1.B2:List1.B2 List1.C6:List1.C13 List1.E4:List1.E5 List1.A2:List1.A2 List1.C4:List1.C5" xlink:href="./Object 1" xlink:type="simple" xlink:show="embed" xlink:actuate="onLoad"/>
            <draw:image xlink:href="./ObjectReplacements/Object 1" xlink:type="simple" xlink:show="embed" xlink:actuate="onLoad"/>
            <svg:title>Konvergence metod FEM a XFEM</svg:title>
          </draw:frame>
          <draw:frame draw:z-index="1" draw:name="Convergence of FEM and XFEM methods" draw:style-name="gr1" svg:width="6.1673in" svg:height="3.9071in" svg:x="4.4673in" svg:y="4.7764in">
            <draw:object draw:notify-on-update-of-ranges="List1.E20:List1.E24 List1.B19:List1.B19 List1.C20:List1.C24 List1.E6:List1.E13 List1.B2:List1.B2 List1.C6:List1.C13 List1.E4:List1.E5 List1.A2:List1.A2 List1.C4:List1.C5" xlink:href="./Object 2" xlink:type="simple" xlink:show="embed" xlink:actuate="onLoad"/>
            <draw:image xlink:href="./ObjectReplacements/Object 2" xlink:type="simple" xlink:show="embed" xlink:actuate="onLoad"/>
            <svg:title>Konvergence metod FEM a XFEM</svg:title>
          </draw:frame>
          <draw:frame draw:z-index="2" draw:name="Convergence of FEM and XFEM methods" draw:style-name="gr1" svg:width="6.1673in" svg:height="3.9071in" svg:x="4.4449in" svg:y="10.1228in">
            <draw:object draw:notify-on-update-of-ranges="List1.C62:List1.C67 List1.B62:List1.B67" xlink:href="./Object 5" xlink:type="simple" xlink:show="embed" xlink:actuate="onLoad"/>
            <draw:image xlink:href="./ObjectReplacements/Object 5" xlink:type="simple" xlink:show="embed" xlink:actuate="onLoad"/>
            <svg:title>Konvergence metod FEM a XFEM</svg:title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>
            <text:p>exact</text:p>
          </table:table-cell>
          <table:table-cell/>
          <table:table-cell office:value-type="float" office:value="4.03334">
            <text:p>4.03334</text:p>
          </table:table-cell>
          <table:table-cell/>
          <table:table-cell office:value-type="string">
            <text:p>size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FEM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rel. Error</text:p>
          </table:table-cell>
          <table:table-cell office:value-type="string">
            <text:p>n_dof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B4]/[.$D$1]" office:value-type="float" office:value="28.2644160918742">
            <text:p>28,2644160919</text:p>
          </table:table-cell>
          <table:table-cell office:value-type="float" office:value="249">
            <text:p>249</text:p>
          </table:table-cell>
          <table:table-cell table:formula="of:=[.$G$1]/(2^(2+[.A4]))" office:value-type="float" office:value="2.5">
            <text:p>2,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4.2">
            <text:p>74.2</text:p>
          </table:table-cell>
          <table:table-cell table:formula="of:=[.B5]/[.$D$1]" office:value-type="float" office:value="18.3966638071673">
            <text:p>18,3966638072</text:p>
          </table:table-cell>
          <table:table-cell office:value-type="float" office:value="421">
            <text:p>421</text:p>
          </table:table-cell>
          <table:table-cell table:formula="of:=[.$G$1]/(2^(2+[.A5]))" office:value-type="float" office:value="1.25">
            <text:p>1,25</text:p>
          </table:table-cell>
          <table:table-cell table:formula="of:=LOG([.B4]/[.B5])/LOG(2)" office:value-type="float" office:value="0.619542732431301">
            <text:p>0,619542732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formula="of:=[.B6]/[.$D$1]" office:value-type="float" office:value="1.21735335974651">
            <text:p>1,2173533597</text:p>
          </table:table-cell>
          <table:table-cell/>
          <table:table-cell table:formula="of:=[.$G$1]/(2^(2+[.A6]))" office:value-type="float" office:value="0.625">
            <text:p>0,625</text:p>
          </table:table-cell>
          <table:table-cell table:formula="of:=LOG([.B5]/[.B6])/LOG(2)" office:value-type="float" office:value="3.91762425719347">
            <text:p>3,917624257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26">
            <text:p>3.26</text:p>
          </table:table-cell>
          <table:table-cell table:formula="of:=[.B7]/[.$D$1]" office:value-type="float" office:value="0.808263126837807">
            <text:p>0,8082631268</text:p>
          </table:table-cell>
          <table:table-cell/>
          <table:table-cell table:formula="of:=[.$G$1]/(2^(2+[.A7]))" office:value-type="float" office:value="0.3125">
            <text:p>0,3125</text:p>
          </table:table-cell>
          <table:table-cell table:formula="of:=LOG([.B6]/[.B7])/LOG(2)" office:value-type="float" office:value="0.590851060083616">
            <text:p>0,59085106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21">
            <text:p>2.21</text:p>
          </table:table-cell>
          <table:table-cell table:formula="of:=[.B8]/[.$D$1]" office:value-type="float" office:value="0.547932978623176">
            <text:p>0,5479329786</text:p>
          </table:table-cell>
          <table:table-cell/>
          <table:table-cell table:formula="of:=[.$G$1]/(2^(2+[.A8]))" office:value-type="float" office:value="0.15625">
            <text:p>0,15625</text:p>
          </table:table-cell>
          <table:table-cell table:formula="of:=LOG([.B7]/[.B8])/LOG(2)" office:value-type="float" office:value="0.560825594839646">
            <text:p>0,560825594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table:formula="of:=[.B9]/[.$D$1]" office:value-type="float" office:value="0.37685888122499">
            <text:p>0,3768588812</text:p>
          </table:table-cell>
          <table:table-cell/>
          <table:table-cell table:formula="of:=[.$G$1]/(2^(2+[.A9]))" office:value-type="float" office:value="0.078125">
            <text:p>0,078125</text:p>
          </table:table-cell>
          <table:table-cell table:formula="of:=LOG([.B8]/[.B9])/LOG(2)" office:value-type="float" office:value="0.539975045947846">
            <text:p>0,539975045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05">
            <text:p>0.805</text:p>
          </table:table-cell>
          <table:table-cell table:formula="of:=[.B10]/[.$D$1]" office:value-type="float" office:value="0.19958644696455">
            <text:p>0,199586447</text:p>
          </table:table-cell>
          <table:table-cell/>
          <table:table-cell table:formula="of:=[.$G$1]/(2^(2+[.A10]))" office:value-type="float" office:value="0.0390625">
            <text:p>0,0390625</text:p>
          </table:table-cell>
          <table:table-cell table:formula="of:=LOG([.B9]/[.B10])/LOG(2)" office:value-type="float" office:value="0.917010635328968">
            <text:p>0,917010635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34">
            <text:p>0.234</text:p>
          </table:table-cell>
          <table:table-cell table:formula="of:=[.B11]/[.$D$1]" office:value-type="float" office:value="0.0580164330306892">
            <text:p>0,058016433</text:p>
          </table:table-cell>
          <table:table-cell/>
          <table:table-cell table:formula="of:=[.$G$1]/(2^(2+[.A11]))" office:value-type="float" office:value="0.01953125">
            <text:p>0,01953125</text:p>
          </table:table-cell>
          <table:table-cell table:formula="of:=LOG([.B10]/[.B11])/LOG(2)" office:value-type="float" office:value="1.78248025341858">
            <text:p>1,782480253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14">
            <text:p>0.214</text:p>
          </table:table-cell>
          <table:table-cell table:formula="of:=[.B12]/[.$D$1]" office:value-type="float" office:value="0.0530577635408867">
            <text:p>0,0530577635</text:p>
          </table:table-cell>
          <table:table-cell/>
          <table:table-cell table:formula="of:=[.$G$1]/(2^(2+[.A12]))" office:value-type="float" office:value="0.009765625">
            <text:p>0,009765625</text:p>
          </table:table-cell>
          <table:table-cell table:formula="of:=LOG([.B11]/[.B12])/LOG(2)" office:value-type="float" office:value="0.128897733182258">
            <text:p>0,128897733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21">
            <text:p>0.121</text:p>
          </table:table-cell>
          <table:table-cell table:formula="of:=[.B13]/[.$D$1]" office:value-type="float" office:value="0.0299999504133051">
            <text:p>0,0299999504</text:p>
          </table:table-cell>
          <table:table-cell/>
          <table:table-cell table:formula="of:=[.$G$1]/(2^(2+[.A13]))" office:value-type="float" office:value="0.0048828125">
            <text:p>0,0048828125</text:p>
          </table:table-cell>
          <table:table-cell table:formula="of:=LOG([.B12]/[.B13])/LOG(2)" office:value-type="float" office:value="0.822603749126553">
            <text:p>0,822603749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405">
            <text:p>0.0405</text:p>
          </table:table-cell>
          <table:table-cell table:formula="of:=[.B14]/[.$D$1]" office:value-type="float" office:value="0.0100413057168501">
            <text:p>0,0100413057</text:p>
          </table:table-cell>
          <table:table-cell/>
          <table:table-cell table:formula="of:=[.$G$1]/(2^(2+[.A14]))" office:value-type="float" office:value="0.00244140625">
            <text:p>0,0024414063</text:p>
          </table:table-cell>
          <table:table-cell table:formula="of:=LOG([.B13]/[.B14])/LOG(2)" office:value-type="float" office:value="1.57901323438997">
            <text:p>1,5790132344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191">
            <text:p>0.0191</text:p>
          </table:table-cell>
          <table:table-cell table:formula="of:=[.B15]/[.$D$1]" office:value-type="float" office:value="0.00473552936276139">
            <text:p>0,0047355294</text:p>
          </table:table-cell>
          <table:table-cell/>
          <table:table-cell table:formula="of:=[.$G$1]/(2^(2+[.A15]))" office:value-type="float" office:value="0.001220703125">
            <text:p>0,0012207031</text:p>
          </table:table-cell>
          <table:table-cell table:formula="of:=LOG([.B14]/[.B15])/LOG(2)" office:value-type="float" office:value="1.08434926973624">
            <text:p>1,0843492697</text:p>
          </table:table-cell>
          <table:table-cell/>
        </table:table-row>
        <table:table-row table:style-name="ro2">
          <table:table-cell table:number-columns-repeated="5"/>
          <table:table-cell table:formula="of:=AVERAGE([.F5:.F15])" office:value-type="float" office:value="1.14028850597077">
            <text:p>1,140288506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XFEM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4">
            <text:p>0.344</text:p>
          </table:table-cell>
          <table:table-cell table:formula="of:=[.B20]/[.$D$1]" office:value-type="float" office:value="0.0852891152246029">
            <text:p>0,0852891152</text:p>
          </table:table-cell>
          <table:table-cell office:value-type="float" office:value="258">
            <text:p>258</text:p>
          </table:table-cell>
          <table:table-cell table:formula="of:=[.$G$1]/(2^(2+[.A20]))" office:value-type="float" office:value="2.5">
            <text:p>2,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36">
            <text:p>0.136</text:p>
          </table:table-cell>
          <table:table-cell table:formula="of:=[.B21]/[.$D$1]" office:value-type="float" office:value="0.033718952530657">
            <text:p>0,0337189525</text:p>
          </table:table-cell>
          <table:table-cell office:value-type="float" office:value="690">
            <text:p>690</text:p>
          </table:table-cell>
          <table:table-cell table:formula="of:=[.$G$1]/(2^(2+[.A21]))" office:value-type="float" office:value="1.25">
            <text:p>1,25</text:p>
          </table:table-cell>
          <table:table-cell table:formula="of:=LOG([.B20]/[.B21])/LOG(2)" office:value-type="float" office:value="1.33880191345176">
            <text:p>1,338801913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29">
            <text:p>0.0429</text:p>
          </table:table-cell>
          <table:table-cell table:formula="of:=[.B22]/[.$D$1]" office:value-type="float" office:value="0.0106363460556264">
            <text:p>0,0106363461</text:p>
          </table:table-cell>
          <table:table-cell office:value-type="float" office:value="1414">
            <text:p>1414</text:p>
          </table:table-cell>
          <table:table-cell table:formula="of:=[.$G$1]/(2^(2+[.A22]))" office:value-type="float" office:value="0.625">
            <text:p>0,625</text:p>
          </table:table-cell>
          <table:table-cell table:formula="of:=LOG([.B21]/[.B22])/LOG(2)" office:value-type="float" office:value="1.66455709863816">
            <text:p>1,664557098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895">
            <text:p>0.00895</text:p>
          </table:table-cell>
          <table:table-cell table:formula="of:=[.B23]/[.$D$1]" office:value-type="float" office:value="0.00221900459668662">
            <text:p>0,0022190046</text:p>
          </table:table-cell>
          <table:table-cell office:value-type="float" office:value="2818">
            <text:p>2818</text:p>
          </table:table-cell>
          <table:table-cell table:formula="of:=[.$G$1]/(2^(2+[.A23]))" office:value-type="float" office:value="0.3125">
            <text:p>0,3125</text:p>
          </table:table-cell>
          <table:table-cell table:formula="of:=LOG([.B22]/[.B23])/LOG(2)" office:value-type="float" office:value="2.26101806023529">
            <text:p>2,261018060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373">
            <text:p>0.00373</text:p>
          </table:table-cell>
          <table:table-cell table:formula="of:=[.B24]/[.$D$1]" office:value-type="float" office:value="0.000924791859848166">
            <text:p>0,0009247919</text:p>
          </table:table-cell>
          <table:table-cell office:value-type="float" office:value="5366">
            <text:p>5366</text:p>
          </table:table-cell>
          <table:table-cell table:formula="of:=[.$G$1]/(2^(2+[.A24]))" office:value-type="float" office:value="0.15625">
            <text:p>0,15625</text:p>
          </table:table-cell>
          <table:table-cell table:formula="of:=LOG([.B23]/[.B24])/LOG(2)" office:value-type="float" office:value="1.26271205189638">
            <text:p>1,2627120519</text:p>
          </table:table-cell>
          <table:table-cell/>
        </table:table-row>
        <table:table-row table:style-name="ro2" table:number-rows-repeated="36">
          <table:table-cell table:number-columns-repeated="7"/>
        </table:table-row>
        <table:table-row table:style-name="ro2">
          <table:table-cell/>
          <table:table-cell office:value-type="float" office:value="0.512869">
            <text:p>0.512869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9148">
            <text:p>0.079148</text:p>
          </table:table-cell>
          <table:table-cell table:formula="of:=[.C61]/2" office:value-type="float" office:value="0.001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592">
            <text:p>0.05592</text:p>
          </table:table-cell>
          <table:table-cell table:formula="of:=[.C62]/2" office:value-type="float" office:value="0.0005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39539">
            <text:p>0.039539</text:p>
          </table:table-cell>
          <table:table-cell table:formula="of:=[.C63]/2" office:value-type="float" office:value="0.00025">
            <text:p>0.00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27956">
            <text:p>0.027956</text:p>
          </table:table-cell>
          <table:table-cell table:formula="of:=[.C64]/2" office:value-type="float" office:value="0.000125">
            <text:p>0.0001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976">
            <text:p>0.01976</text:p>
          </table:table-cell>
          <table:table-cell table:formula="of:=[.C65]/2" office:value-type="float" office:value="0.0000625">
            <text:p>0.00006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3977">
            <text:p>0.013977</text:p>
          </table:table-cell>
          <table:table-cell table:formula="of:=[.C66]/2" office:value-type="float" office:value="0.00003125">
            <text:p>0.00003125</text:p>
          </table:table-cell>
          <table:table-cell table:number-columns-repeated="4"/>
        </table:table-row>
        <table:table-row table:style-name="ro2" table:number-rows-repeated="1048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List2" table:style-name="ta1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15:06:3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9:02:51</meta:creation-date>
    <dc:date>2014-01-06T15:07:29</dc:date>
    <meta:editing-duration>PT3H35M43S</meta:editing-duration>
    <meta:editing-cycles>7</meta:editing-cycles>
    <meta:generator>LibreOffice/4.0.2.2$Linux_X86_64 LibreOffice_project/400m0$Build-2</meta:generator>
    <dc:creator>Pavel Exner</dc:creator>
    <meta:document-statistic meta:table-count="3" meta:cell-count="115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39cm" svg:y="0.334cm" chart:style-name="ch2">
          <text:p>Konvergence metod FEM a XFEM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E20:List1.E24 List1.B19:List1.B19 List1.C20:List1.C24 List1.A2:List1.B2 List1.C4:List1.C13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5.171cm" svg:y="9.365cm" chart:style-name="ch6">
              <text:p>velikost nejmenšího elementu [m]</text:p>
            </chart:title>
          </chart:axis>
          <chart:axis chart:dimension="y" chart:name="primary-y" chart:style-name="ch7">
            <chart:title svg:x="0cm" svg:y="6.403cm" chart:style-name="ch8">
              <text:p>relativní chyba</text:p>
            </chart:title>
            <chart:grid chart:style-name="ch9" chart:class="major"/>
          </chart:axis>
          <chart:series chart:style-name="ch10" chart:values-cell-range-address="List1.C20:List1.C24" chart:label-cell-address="List1.B19:List1.B19" chart:class="chart:scatter">
            <chart:domain table:cell-range-address="List1.E20:List1.E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C6:List1.C13" chart:label-cell-address="List1.B2:List1.B2" chart:class="chart:scatter">
            <chart:domain table:cell-range-address="List1.E6:List1.E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C4:List1.C5" chart:label-cell-address="List1.A2:List1.A2" chart:class="chart:scatter">
            <chart:domain table:cell-range-address="List1.E4:List1.E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XFEM</text:p>
                <draw:g>
                  <svg:desc>List1.B19:List1.B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EM</text:p>
                <draw:g>
                  <svg:desc>List1.B2:List1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E20:List1.E24</svg:desc>
                </draw:g>
              </table:table-cell>
              <table:table-cell office:value-type="float" office:value="0.0852891152246029">
                <text:p>0.0852891152246029</text:p>
                <draw:g>
                  <svg:desc>List1.C20:List1.C24</svg:desc>
                </draw:g>
              </table:table-cell>
              <table:table-cell office:value-type="float" office:value="0.625">
                <text:p>0.625</text:p>
                <draw:g>
                  <svg:desc>List1.E6:List1.E13</svg:desc>
                </draw:g>
              </table:table-cell>
              <table:table-cell office:value-type="float" office:value="1.21735335974651">
                <text:p>1.21735335974651</text:p>
                <draw:g>
                  <svg:desc>List1.C6:List1.C13</svg:desc>
                </draw:g>
              </table:table-cell>
              <table:table-cell office:value-type="float" office:value="2.5">
                <text:p>2.5</text:p>
                <draw:g>
                  <svg:desc>List1.E4:List1.E5</svg:desc>
                </draw:g>
              </table:table-cell>
              <table:table-cell office:value-type="float" office:value="28.2644160918742">
                <text:p>28.2644160918742</text:p>
                <draw:g>
                  <svg:desc>List1.C4:Lis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E20:List1.E24 List1.B19:List1.B19 List1.C20:List1.C24 List1.A2:List1.B2 List1.C4:List1.C13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C20:List1.C24" chart:label-cell-address="List1.B19:List1.B19" chart:class="chart:scatter">
            <chart:domain table:cell-range-address="List1.E20:List1.E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C6:List1.C13" chart:label-cell-address="List1.B2:List1.B2" chart:class="chart:scatter">
            <chart:domain table:cell-range-address="List1.E6:List1.E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C4:List1.C5" chart:label-cell-address="List1.A2:List1.A2" chart:class="chart:scatter">
            <chart:domain table:cell-range-address="List1.E4:List1.E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XFEM</text:p>
                <draw:g>
                  <svg:desc>List1.B19:List1.B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EM</text:p>
                <draw:g>
                  <svg:desc>List1.B2:List1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E20:List1.E24</svg:desc>
                </draw:g>
              </table:table-cell>
              <table:table-cell office:value-type="float" office:value="0.0852891152246029">
                <text:p>0.0852891152246029</text:p>
                <draw:g>
                  <svg:desc>List1.C20:List1.C24</svg:desc>
                </draw:g>
              </table:table-cell>
              <table:table-cell office:value-type="float" office:value="0.625">
                <text:p>0.625</text:p>
                <draw:g>
                  <svg:desc>List1.E6:List1.E13</svg:desc>
                </draw:g>
              </table:table-cell>
              <table:table-cell office:value-type="float" office:value="1.21735335974651">
                <text:p>1.21735335974651</text:p>
                <draw:g>
                  <svg:desc>List1.C6:List1.C13</svg:desc>
                </draw:g>
              </table:table-cell>
              <table:table-cell office:value-type="float" office:value="2.5">
                <text:p>2.5</text:p>
                <draw:g>
                  <svg:desc>List1.E4:List1.E5</svg:desc>
                </draw:g>
              </table:table-cell>
              <table:table-cell office:value-type="float" office:value="28.2644160918742">
                <text:p>28.2644160918742</text:p>
                <draw:g>
                  <svg:desc>List1.C4:Lis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column-mapping="1 0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B62:List1.C67" svg:x="0.256cm" svg:y="1.081cm" svg:width="15.606cm" svg:height="8.174cm">
          <chartooo:coordinate-region svg:x="1.539cm" svg:y="1.28cm" svg:width="13.899cm" svg:height="7.328cm"/>
          <chart:axis chart:dimension="x" chart:name="primary-x" chart:style-name="ch5">
            <chart:title svg:x="6.666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B62:List1.B67" chart:class="chart:scatter">
            <chart:domain table:cell-range-address="List1.C62:List1.C67"/>
            <chart:regression-curve chart:style-name="ch11">
              <chart:equation svg:x="3.336cm" svg:y="4.303cm" chart:style-name="ch12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List1.C62:List1.C67</svg:desc>
                </draw:g>
              </table:table-cell>
              <table:table-cell office:value-type="float" office:value="0.079148">
                <text:p>0.079148</text:p>
                <draw:g>
                  <svg:desc>List1.B62:Lis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">
                <text:p>0.0005</text:p>
              </table:table-cell>
              <table:table-cell office:value-type="float" office:value="0.05592">
                <text:p>0.05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5">
                <text:p>0.00025</text:p>
              </table:table-cell>
              <table:table-cell office:value-type="float" office:value="0.039539">
                <text:p>0.039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5">
                <text:p>0.000125</text:p>
              </table:table-cell>
              <table:table-cell office:value-type="float" office:value="0.027956">
                <text:p>0.027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25">
                <text:p>0.0000625</text:p>
              </table:table-cell>
              <table:table-cell office:value-type="float" office:value="0.01976">
                <text:p>0.01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3125">
                <text:p>0.00003125</text:p>
              </table:table-cell>
              <table:table-cell office:value-type="float" office:value="0.013977">
                <text:p>0.013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